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8" calcext:value-type="float">
            <text:p>388</text:p>
          </table:table-cell>
          <table:table-cell table:style-name="ce7" table:formula="of:=COUNTIF([.B7:.B454];&quot;X&quot;)" office:value-type="float" office:value="328" calcext:value-type="float">
            <text:p>328</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6" calcext:value-type="float">
            <text:p>4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6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4">00/00/0000</text:date>, <text:time style:data-style-name="N2" text:time-value="22:14:04.8511731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04T22:14:21.569997926</dc:date>
    <meta:editing-duration>PT12H56M50S</meta:editing-duration>
    <meta:editing-cycles>359</meta:editing-cycles>
    <meta:document-statistic meta:table-count="1" meta:cell-count="2319" meta:object-count="0"/>
  </office:meta>
</office:document-meta>
</file>